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gcc p.c -o c -pthread</text:p>
      <text:p text:style-name="PreformattedText">using semaphore</text:p>
      <text:p text:style-name="PreformattedText"/>
      <text:p text:style-name="PreformattedText">#include &lt;stdio.h&gt;</text:p>
      <text:p text:style-name="PreformattedText">#include &lt;stdlib.h&gt;</text:p>
      <text:p text:style-name="PreformattedText">#include &lt;pthread.h&gt;</text:p>
      <text:p text:style-name="PreformattedText">#include &lt;semaphore.h&gt;</text:p>
      <text:p text:style-name="PreformattedText"/>
      <text:p text:style-name="PreformattedText">#define BUFFER_SIZE 5</text:p>
      <text:p text:style-name="PreformattedText">#define MAX_ITEMS 20</text:p>
      <text:p text:style-name="PreformattedText"/>
      <text:p text:style-name="PreformattedText">int buffer[BUFFER_SIZE];</text:p>
      <text:p text:style-name="PreformattedText">int in = 0;</text:p>
      <text:p text:style-name="PreformattedText">int out = 0;</text:p>
      <text:p text:style-name="PreformattedText">int produced_count = 0;</text:p>
      <text:p text:style-name="PreformattedText">int consumed_count = 0;</text:p>
      <text:p text:style-name="PreformattedText"/>
      <text:p text:style-name="PreformattedText">sem_t mutex;</text:p>
      <text:p text:style-name="PreformattedText">sem_t full;</text:p>
      <text:p text:style-name="PreformattedText">sem_t empty;</text:p>
      <text:p text:style-name="PreformattedText"/>
      <text:p text:style-name="PreformattedText">void* producer(void* arg) {</text:p>
      <text:p text:style-name="PreformattedText"><text:s text:c="3"/>int item = 1;</text:p>
      <text:p text:style-name="PreformattedText"/>
      <text:p text:style-name="PreformattedText"><text:s text:c="3"/>while (produced_count &lt; MAX_ITEMS) {</text:p>
      <text:p text:style-name="PreformattedText"><text:s text:c="6"/>sem_wait(&amp;empty);</text:p>
      <text:p text:style-name="PreformattedText"><text:s text:c="6"/>sem_wait(&amp;mutex);</text:p>
      <text:p text:style-name="PreformattedText"/>
      <text:p text:style-name="PreformattedText"><text:s text:c="6"/>buffer[in] = item;</text:p>
      <text:p text:style-name="PreformattedText"><text:s text:c="6"/>printf("Produced: %d\n", item);</text:p>
      <text:p text:style-name="PreformattedText"><text:s text:c="6"/>item++;</text:p>
      <text:p text:style-name="PreformattedText"><text:s text:c="6"/>in = (in + 1) % BUFFER_SIZE;</text:p>
      <text:p text:style-name="PreformattedText"/>
      <text:p text:style-name="PreformattedText"><text:s text:c="6"/>produced_count++;</text:p>
      <text:p text:style-name="PreformattedText"/>
      <text:p text:style-name="PreformattedText"><text:s text:c="6"/>sem_post(&amp;mutex);</text:p>
      <text:p text:style-name="PreformattedText"><text:s text:c="6"/>sem_post(&amp;full);</text:p>
      <text:p text:style-name="PreformattedText"><text:s text:c="3"/>}</text:p>
      <text:p text:style-name="PreformattedText"/>
      <text:p text:style-name="PreformattedText"><text:s text:c="3"/>pthread_exit(NULL);</text:p>
      <text:p text:style-name="PreformattedText">}</text:p>
      <text:p text:style-name="PreformattedText"/>
      <text:p text:style-name="PreformattedText">void* consumer(void* arg) {</text:p>
      <text:p text:style-name="PreformattedText"><text:s text:c="3"/>while (consumed_count &lt; MAX_ITEMS) {</text:p>
      <text:p text:style-name="PreformattedText"><text:s text:c="6"/>sem_wait(&amp;full);</text:p>
      <text:p text:style-name="PreformattedText"><text:s text:c="6"/>sem_wait(&amp;mutex);</text:p>
      <text:p text:style-name="PreformattedText"/>
      <text:p text:style-name="PreformattedText"><text:s text:c="6"/>int item = buffer[out];</text:p>
      <text:p text:style-name="PreformattedText"><text:s text:c="6"/>printf("Consumed: %d\n", item);</text:p>
      <text:p text:style-name="PreformattedText"><text:s text:c="6"/>out = (out + 1) % BUFFER_SIZE;</text:p>
      <text:p text:style-name="PreformattedText"/>
      <text:p text:style-name="PreformattedText"><text:s text:c="6"/>consumed_count++;</text:p>
      <text:p text:style-name="PreformattedText"/>
      <text:p text:style-name="PreformattedText"><text:s text:c="6"/>sem_post(&amp;mutex);</text:p>
      <text:p text:style-name="PreformattedText"><text:s text:c="6"/>sem_post(&amp;empty);</text:p>
      <text:p text:style-name="PreformattedText"><text:s text:c="3"/>}</text:p>
      <text:p text:style-name="PreformattedText"/>
      <text:p text:style-name="PreformattedText"><text:s text:c="3"/>pthread_exit(NULL);</text:p>
      <text:p text:style-name="PreformattedText">}</text:p>
      <text:p text:style-name="PreformattedText"/>
      <text:p text:style-name="PreformattedText">int main() {</text:p>
      <text:p text:style-name="PreformattedText"><text:s text:c="3"/>pthread_t producerThread, consumerThread;</text:p>
      <text:p text:style-name="PreformattedText"/>
      <text:p text:style-name="PreformattedText"><text:s text:c="3"/>sem_init(&amp;mutex, 0, 1);</text:p>
      <text:p text:style-name="PreformattedText"><text:s text:c="3"/>sem_init(&amp;full, 0, 0);</text:p>
      <text:p text:style-name="PreformattedText"><text:s text:c="3"/>sem_init(&amp;empty, 0, BUFFER_SIZE);</text:p>
      <text:p text:style-name="PreformattedText"/>
      <text:p text:style-name="PreformattedText"><text:s text:c="3"/>pthread_create(&amp;producerThread, NULL, producer, NULL);</text:p>
      <text:p text:style-name="PreformattedText"><text:s text:c="3"/>pthread_create(&amp;consumerThread, NULL, consumer, NULL);</text:p>
      <text:p text:style-name="PreformattedText"/>
      <text:p text:style-name="PreformattedText"><text:s text:c="3"/>pthread_join(producerThread, NULL);</text:p>
      <text:p text:style-name="PreformattedText"><text:s text:c="3"/>pthread_join(consumerThread, NULL);</text:p>
      <text:p text:style-name="PreformattedText"/>
      <text:p text:style-name="PreformattedText"><text:s text:c="3"/>sem_destroy(&amp;mutex);</text:p>
      <text:p text:style-name="PreformattedText"><text:s text:c="3"/>sem_destroy(&amp;full);</text:p>
      <text:p text:style-name="PreformattedText"><text:s text:c="3"/>sem_destroy(&amp;empty);</text:p>
      <text:p text:style-name="PreformattedText"/>
      <text:p text:style-name="PreformattedText"><text:s text:c="3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6:00Z</meta:creation-date>
    <dc:date>2024-11-18T13:36:00Z</dc:date>
    <meta:template xlink:href="Normal" xlink:type="simple"/>
    <meta:editing-cycles>2</meta:editing-cycles>
    <meta:editing-duration>PT0S</meta:editing-duration>
    <meta:document-statistic meta:page-count="3" meta:paragraph-count="2" meta:word-count="220" meta:character-count="1474" meta:row-count="10" meta:non-whitespace-character-count="1256"/>
  </office:meta>
</office:document-meta>
</file>